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/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66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8" table:default-cell-style-name="Default"/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time a</text:p>
          </table:table-cell>
          <table:covered-table-cell table:number-columns-repeated="2"/>
          <table:table-cell table:style-name="ce3" office:value-type="string" calcext:value-type="string">
            <text:p>tempo</text:p>
          </table:table-cell>
          <table:table-cell table:style-name="ce7" office:value-type="string" calcext:value-type="string" table:number-columns-spanned="3" table:number-rows-spanned="1">
            <text:p>time b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ataque</text:p>
          </table:table-cell>
          <table:table-cell table:style-name="ce3" office:value-type="string" calcext:value-type="string">
            <text:p>defesa</text:p>
          </table:table-cell>
          <table:table-cell table:style-name="ce3" office:value-type="string" calcext:value-type="string">
            <text:p>nota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taque</text:p>
          </table:table-cell>
          <table:table-cell table:style-name="ce3" office:value-type="string" calcext:value-type="string">
            <text:p>defesa</text:p>
          </table:table-cell>
          <table:table-cell table:style-name="ce3" office:value-type="string" calcext:value-type="string">
            <text:p>nota</text:p>
          </table:table-cell>
          <table:table-cell table:number-columns-repeated="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8" calcext:value-type="float">
            <text:p>58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eficiencia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 table:number-columns-spanned="2" table:number-rows-spanned="1">
            <text:p>eficiencia</text:p>
          </table:table-cell>
          <table:covered-table-cell table:style-name="ce3"/>
          <table:table-cell table:style-name="ce3"/>
          <table:table-cell table:number-columns-repeated="6"/>
        </table:table-row>
        <table:table-row table:style-name="ro1">
          <table:table-cell table:style-name="ce3" table:formula="of:=[.A7]*[.$C$7]/100" office:value-type="float" office:value="46.4" calcext:value-type="float">
            <text:p>46,4</text:p>
          </table:table-cell>
          <table:table-cell table:style-name="ce3" table:formula="of:=[.B7]*[.$C$7]/100" office:value-type="float" office:value="11.6" calcext:value-type="float">
            <text:p>11,6</text:p>
          </table:table-cell>
          <table:table-cell table:style-name="ce3" table:number-columns-repeated="2"/>
          <table:table-cell table:style-name="ce3" table:formula="of:=[.E7]*[.$G$7]/100" office:value-type="float" office:value="24.85" calcext:value-type="float">
            <text:p>24,85</text:p>
          </table:table-cell>
          <table:table-cell table:style-name="ce3" table:formula="of:=[.F7]*[.$G$7]/100" office:value-type="float" office:value="46.15" calcext:value-type="float">
            <text:p>46,15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chutes</text:p>
          </table:table-cell>
          <table:table-cell table:style-name="ce3" office:value-type="string" calcext:value-type="string">
            <text:p>defesas</text:p>
          </table:table-cell>
          <table:table-cell table:style-name="ce3" table:number-columns-repeated="2"/>
          <table:table-cell table:style-name="ce3" office:value-type="string" calcext:value-type="string">
            <text:p>chutes</text:p>
          </table:table-cell>
          <table:table-cell table:style-name="ce3" office:value-type="string" calcext:value-type="string">
            <text:p>defesa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table:formula="of:=[.$D6]*[.A9]/1000" office:value-type="float" office:value="4.176" calcext:value-type="float">
            <text:p>4,176</text:p>
          </table:table-cell>
          <table:table-cell table:style-name="ce3" table:formula="of:=[.$D6]*[.B9]/1000" office:value-type="float" office:value="1.044" calcext:value-type="float">
            <text:p>1,044</text:p>
          </table:table-cell>
          <table:table-cell table:style-name="ce3" table:number-columns-repeated="2"/>
          <table:table-cell table:style-name="ce3" table:formula="of:=[.$D6]*[.E9]/1000" office:value-type="float" office:value="2.2365" calcext:value-type="float">
            <text:p>2,2365</text:p>
          </table:table-cell>
          <table:table-cell table:style-name="ce3" table:formula="of:=[.$D6]*[.F9]/1000" office:value-type="float" office:value="4.1535" calcext:value-type="float">
            <text:p>4,1535</text:p>
          </table:table-cell>
          <table:table-cell table:style-name="ce3"/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PLACAR</text:p>
          </table:table-cell>
          <table:covered-table-cell table:style-name="ce3"/>
          <table:covered-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6" table:formula="of:=[.A11]-[.F11]" office:value-type="float" office:value="0.0225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table:formula="of:=[.E11]-[.B11]" office:value-type="float" office:value="1.1925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1" office:value-type="string" calcext:value-type="string" table:number-columns-spanned="4" table:number-rows-spanned="1">
            <text:p>ganho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/>
          <table:table-cell table:style-name="ce10" office:value-type="float" office:value="1" calcext:value-type="float">
            <text:p>1</text:p>
          </table:table-cell>
          <table:table-cell/>
          <table:table-cell table:number-columns-repeated="4" table:style-name="ce12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cnica</text:p>
          </table:table-cell>
          <table:table-cell table:style-name="ce3" office:value-type="string" calcext:value-type="string">
            <text:p>fisico</text:p>
          </table:table-cell>
          <table:table-cell table:style-name="ce3" office:value-type="string" calcext:value-type="string">
            <text:p>inteligencia</text:p>
          </table:table-cell>
          <table:table-cell table:style-name="ce3" office:value-type="string" calcext:value-type="string">
            <text:p>motivacao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vigor</text:p>
          </table:table-cell>
          <table:table-cell/>
          <table:table-cell table:style-name="ce3" office:value-type="string" calcext:value-type="string">
            <text:p>tecnica</text:p>
          </table:table-cell>
          <table:table-cell table:style-name="ce3" office:value-type="string" calcext:value-type="string">
            <text:p>fisico</text:p>
          </table:table-cell>
          <table:table-cell table:style-name="ce3" office:value-type="string" calcext:value-type="string">
            <text:p>inteligencia</text:p>
          </table:table-cell>
          <table:table-cell table:style-name="ce3" office:value-type="string" calcext:value-type="string">
            <text:p>motivacao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vig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(([.A17]*[.A$15])+([.B17]*[.B$15])+([.C17]*[.C$15])+([.D17]*[.D$15]))/100" office:value-type="float" office:value="85.25" calcext:value-type="float">
            <text:p>85</text:p>
          </table:table-cell>
          <table:table-cell table:style-name="ce8" table:formula="of:=(([.A17]*[.A$15])+([.B17]*[.B$15]*[.F$15])+([.C17]*[.C$15])+([.D17]*[.D$15]))/100" office:value-type="float" office:value="85.25" calcext:value-type="float">
            <text:p>85</text:p>
          </table:table-cell>
          <table:table-cell/>
          <table:table-cell table:formula="of:=[.A17]+[.H$15]" office:value-type="float" office:value="95" calcext:value-type="float">
            <text:p>95</text:p>
          </table:table-cell>
          <table:table-cell table:formula="of:=[.B17]+[.I$15]" office:value-type="float" office:value="88" calcext:value-type="float">
            <text:p>88</text:p>
          </table:table-cell>
          <table:table-cell table:formula="of:=[.C17]+[.J$15]" office:value-type="float" office:value="80" calcext:value-type="float">
            <text:p>80</text:p>
          </table:table-cell>
          <table:table-cell table:formula="of:=[.D17]+[.K$15]" office:value-type="float" office:value="70" calcext:value-type="float">
            <text:p>70</text:p>
          </table:table-cell>
          <table:table-cell table:style-name="ce8" table:formula="of:=(([.H17]*[.A$15])+([.I17]*[.B$15])+([.J17]*[.C$15])+([.K17]*[.D$15]))/100" office:value-type="float" office:value="85.25" calcext:value-type="float">
            <text:p>85</text:p>
          </table:table-cell>
          <table:table-cell table:style-name="ce8" table:formula="of:=(([.H17]*[.A$15])+([.I17]*[.B$15]*[.M$15])+([.J17]*[.C$15])+([.K17]*[.D$15]))/100" office:value-type="float" office:value="85.2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formula="of:=(([.A18]*[.A$15])+([.B18]*[.B$15])+([.C18]*[.C$15])+([.D18]*[.D$15]))/100" office:value-type="float" office:value="81.2" calcext:value-type="float">
            <text:p>81</text:p>
          </table:table-cell>
          <table:table-cell table:style-name="ce8" table:formula="of:=(([.A18]*[.A$15])+([.B18]*[.B$15]*[.F$15])+([.C18]*[.C$15])+([.D18]*[.D$15]))/100" office:value-type="float" office:value="81.2" calcext:value-type="float">
            <text:p>81</text:p>
          </table:table-cell>
          <table:table-cell/>
          <table:table-cell table:formula="of:=[.A18]+[.H$15]" office:value-type="float" office:value="90" calcext:value-type="float">
            <text:p>90</text:p>
          </table:table-cell>
          <table:table-cell table:formula="of:=[.B18]+[.I$15]" office:value-type="float" office:value="78" calcext:value-type="float">
            <text:p>78</text:p>
          </table:table-cell>
          <table:table-cell table:formula="of:=[.C18]+[.J$15]" office:value-type="float" office:value="81" calcext:value-type="float">
            <text:p>81</text:p>
          </table:table-cell>
          <table:table-cell table:formula="of:=[.D18]+[.K$15]" office:value-type="float" office:value="70" calcext:value-type="float">
            <text:p>70</text:p>
          </table:table-cell>
          <table:table-cell table:style-name="ce8" table:formula="of:=(([.H18]*[.A$15])+([.I18]*[.B$15])+([.J18]*[.C$15])+([.K18]*[.D$15]))/100" office:value-type="float" office:value="81.2" calcext:value-type="float">
            <text:p>81</text:p>
          </table:table-cell>
          <table:table-cell table:style-name="ce8" table:formula="of:=(([.H18]*[.A$15])+([.I18]*[.B$15]*[.M$15])+([.J18]*[.C$15])+([.K18]*[.D$15]))/100" office:value-type="float" office:value="81.2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formula="of:=(([.A19]*[.A$15])+([.B19]*[.B$15])+([.C19]*[.C$15])+([.D19]*[.D$15]))/100" office:value-type="float" office:value="79.9" calcext:value-type="float">
            <text:p>80</text:p>
          </table:table-cell>
          <table:table-cell table:style-name="ce8" table:formula="of:=(([.A19]*[.A$15])+([.B19]*[.B$15]*[.F$15])+([.C19]*[.C$15])+([.D19]*[.D$15]))/100" office:value-type="float" office:value="79.9" calcext:value-type="float">
            <text:p>80</text:p>
          </table:table-cell>
          <table:table-cell/>
          <table:table-cell table:formula="of:=[.A19]+[.H$15]" office:value-type="float" office:value="85" calcext:value-type="float">
            <text:p>85</text:p>
          </table:table-cell>
          <table:table-cell table:formula="of:=[.B19]+[.I$15]" office:value-type="float" office:value="79" calcext:value-type="float">
            <text:p>79</text:p>
          </table:table-cell>
          <table:table-cell table:formula="of:=[.C19]+[.J$15]" office:value-type="float" office:value="82" calcext:value-type="float">
            <text:p>82</text:p>
          </table:table-cell>
          <table:table-cell table:formula="of:=[.D19]+[.K$15]" office:value-type="float" office:value="70" calcext:value-type="float">
            <text:p>70</text:p>
          </table:table-cell>
          <table:table-cell table:style-name="ce8" table:formula="of:=(([.H19]*[.A$15])+([.I19]*[.B$15])+([.J19]*[.C$15])+([.K19]*[.D$15]))/100" office:value-type="float" office:value="79.9" calcext:value-type="float">
            <text:p>80</text:p>
          </table:table-cell>
          <table:table-cell table:style-name="ce8" table:formula="of:=(([.H19]*[.A$15])+([.I19]*[.B$15]*[.M$15])+([.J19]*[.C$15])+([.K19]*[.D$15]))/100" office:value-type="float" office:value="79.9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formula="of:=(([.A20]*[.A$15])+([.B20]*[.B$15])+([.C20]*[.C$15])+([.D20]*[.D$15]))/100" office:value-type="float" office:value="78.1" calcext:value-type="float">
            <text:p>78</text:p>
          </table:table-cell>
          <table:table-cell table:style-name="ce8" table:formula="of:=(([.A20]*[.A$15])+([.B20]*[.B$15]*[.F$15])+([.C20]*[.C$15])+([.D20]*[.D$15]))/100" office:value-type="float" office:value="78.1" calcext:value-type="float">
            <text:p>78</text:p>
          </table:table-cell>
          <table:table-cell/>
          <table:table-cell table:formula="of:=[.A20]+[.H$15]" office:value-type="float" office:value="75" calcext:value-type="float">
            <text:p>75</text:p>
          </table:table-cell>
          <table:table-cell table:formula="of:=[.B20]+[.I$15]" office:value-type="float" office:value="85" calcext:value-type="float">
            <text:p>85</text:p>
          </table:table-cell>
          <table:table-cell table:formula="of:=[.C20]+[.J$15]" office:value-type="float" office:value="83" calcext:value-type="float">
            <text:p>83</text:p>
          </table:table-cell>
          <table:table-cell table:formula="of:=[.D20]+[.K$15]" office:value-type="float" office:value="70" calcext:value-type="float">
            <text:p>70</text:p>
          </table:table-cell>
          <table:table-cell table:style-name="ce8" table:formula="of:=(([.H20]*[.A$15])+([.I20]*[.B$15])+([.J20]*[.C$15])+([.K20]*[.D$15]))/100" office:value-type="float" office:value="78.1" calcext:value-type="float">
            <text:p>78</text:p>
          </table:table-cell>
          <table:table-cell table:style-name="ce8" table:formula="of:=(([.H20]*[.A$15])+([.I20]*[.B$15]*[.M$15])+([.J20]*[.C$15])+([.K20]*[.D$15]))/100" office:value-type="float" office:value="78.1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(([.A21]*[.A$15])+([.B21]*[.B$15])+([.C21]*[.C$15])+([.D21]*[.D$15]))/100" office:value-type="float" office:value="77.55" calcext:value-type="float">
            <text:p>78</text:p>
          </table:table-cell>
          <table:table-cell table:style-name="ce8" table:formula="of:=(([.A21]*[.A$15])+([.B21]*[.B$15]*[.F$15])+([.C21]*[.C$15])+([.D21]*[.D$15]))/100" office:value-type="float" office:value="77.55" calcext:value-type="float">
            <text:p>78</text:p>
          </table:table-cell>
          <table:table-cell/>
          <table:table-cell table:formula="of:=[.A21]+[.H$15]" office:value-type="float" office:value="80" calcext:value-type="float">
            <text:p>80</text:p>
          </table:table-cell>
          <table:table-cell table:formula="of:=[.B21]+[.I$15]" office:value-type="float" office:value="75" calcext:value-type="float">
            <text:p>75</text:p>
          </table:table-cell>
          <table:table-cell table:formula="of:=[.C21]+[.J$15]" office:value-type="float" office:value="84" calcext:value-type="float">
            <text:p>84</text:p>
          </table:table-cell>
          <table:table-cell table:formula="of:=[.D21]+[.K$15]" office:value-type="float" office:value="70" calcext:value-type="float">
            <text:p>70</text:p>
          </table:table-cell>
          <table:table-cell table:style-name="ce8" table:formula="of:=(([.H21]*[.A$15])+([.I21]*[.B$15])+([.J21]*[.C$15])+([.K21]*[.D$15]))/100" office:value-type="float" office:value="77.55" calcext:value-type="float">
            <text:p>78</text:p>
          </table:table-cell>
          <table:table-cell table:style-name="ce8" table:formula="of:=(([.H21]*[.A$15])+([.I21]*[.B$15]*[.M$15])+([.J21]*[.C$15])+([.K21]*[.D$15]))/100" office:value-type="float" office:value="77.55" calcext:value-type="float">
            <text:p>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(([.A22]*[.A$15])+([.B22]*[.B$15])+([.C22]*[.C$15])+([.D22]*[.D$15]))/100" office:value-type="float" office:value="75.4" calcext:value-type="float">
            <text:p>75</text:p>
          </table:table-cell>
          <table:table-cell table:style-name="ce8" table:formula="of:=(([.A22]*[.A$15])+([.B22]*[.B$15]*[.F$15])+([.C22]*[.C$15])+([.D22]*[.D$15]))/100" office:value-type="float" office:value="75.4" calcext:value-type="float">
            <text:p>75</text:p>
          </table:table-cell>
          <table:table-cell/>
          <table:table-cell table:formula="of:=[.A22]+[.H$15]" office:value-type="float" office:value="69" calcext:value-type="float">
            <text:p>69</text:p>
          </table:table-cell>
          <table:table-cell table:formula="of:=[.B22]+[.I$15]" office:value-type="float" office:value="81" calcext:value-type="float">
            <text:p>81</text:p>
          </table:table-cell>
          <table:table-cell table:formula="of:=[.C22]+[.J$15]" office:value-type="float" office:value="85" calcext:value-type="float">
            <text:p>85</text:p>
          </table:table-cell>
          <table:table-cell table:formula="of:=[.D22]+[.K$15]" office:value-type="float" office:value="70" calcext:value-type="float">
            <text:p>70</text:p>
          </table:table-cell>
          <table:table-cell table:style-name="ce8" table:formula="of:=(([.H22]*[.A$15])+([.I22]*[.B$15])+([.J22]*[.C$15])+([.K22]*[.D$15]))/100" office:value-type="float" office:value="75.4" calcext:value-type="float">
            <text:p>75</text:p>
          </table:table-cell>
          <table:table-cell table:style-name="ce8" table:formula="of:=(([.H22]*[.A$15])+([.I22]*[.B$15]*[.M$15])+([.J22]*[.C$15])+([.K22]*[.D$15]))/100" office:value-type="float" office:value="75.4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formula="of:=(([.A23]*[.A$15])+([.B23]*[.B$15])+([.C23]*[.C$15])+([.D23]*[.D$15]))/100" office:value-type="float" office:value="79" calcext:value-type="float">
            <text:p>79</text:p>
          </table:table-cell>
          <table:table-cell table:style-name="ce8" table:formula="of:=(([.A23]*[.A$15])+([.B23]*[.B$15]*[.F$15])+([.C23]*[.C$15])+([.D23]*[.D$15]))/100" office:value-type="float" office:value="79" calcext:value-type="float">
            <text:p>7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B23]+[.I$15]" office:value-type="float" office:value="82" calcext:value-type="float">
            <text:p>82</text:p>
          </table:table-cell>
          <table:table-cell table:formula="of:=[.C23]+[.J$15]" office:value-type="float" office:value="86" calcext:value-type="float">
            <text:p>86</text:p>
          </table:table-cell>
          <table:table-cell table:formula="of:=[.D23]+[.K$15]" office:value-type="float" office:value="70" calcext:value-type="float">
            <text:p>70</text:p>
          </table:table-cell>
          <table:table-cell table:style-name="ce8" table:formula="of:=(([.H23]*[.A$15])+([.I23]*[.B$15])+([.J23]*[.C$15])+([.K23]*[.D$15]))/100" office:value-type="float" office:value="83.9" calcext:value-type="float">
            <text:p>84</text:p>
          </table:table-cell>
          <table:table-cell table:style-name="ce8" table:formula="of:=(([.H23]*[.A$15])+([.I23]*[.B$15]*[.M$15])+([.J23]*[.C$15])+([.K23]*[.D$15]))/100" office:value-type="float" office:value="83.9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formula="of:=(([.A24]*[.A$15])+([.B24]*[.B$15])+([.C24]*[.C$15])+([.D24]*[.D$15]))/100" office:value-type="float" office:value="82.3" calcext:value-type="float">
            <text:p>82</text:p>
          </table:table-cell>
          <table:table-cell table:style-name="ce8" table:formula="of:=(([.A24]*[.A$15])+([.B24]*[.B$15]*[.F$15])+([.C24]*[.C$15])+([.D24]*[.D$15]))/100" office:value-type="float" office:value="82.3" calcext:value-type="float">
            <text:p>82</text:p>
          </table:table-cell>
          <table:table-cell/>
          <table:table-cell table:formula="of:=[.A24]+[.H$15]" office:value-type="float" office:value="84" calcext:value-type="float">
            <text:p>84</text:p>
          </table:table-cell>
          <table:table-cell table:formula="of:=[.B24]+[.I$15]" office:value-type="float" office:value="86" calcext:value-type="float">
            <text:p>86</text:p>
          </table:table-cell>
          <table:table-cell table:formula="of:=[.C24]+[.J$15]" office:value-type="float" office:value="87" calcext:value-type="float">
            <text:p>87</text:p>
          </table:table-cell>
          <table:table-cell table:formula="of:=[.D24]+[.K$15]" office:value-type="float" office:value="70" calcext:value-type="float">
            <text:p>70</text:p>
          </table:table-cell>
          <table:table-cell table:style-name="ce8" table:formula="of:=(([.H24]*[.A$15])+([.I24]*[.B$15])+([.J24]*[.C$15])+([.K24]*[.D$15]))/100" office:value-type="float" office:value="82.3" calcext:value-type="float">
            <text:p>82</text:p>
          </table:table-cell>
          <table:table-cell table:style-name="ce8" table:formula="of:=(([.H24]*[.A$15])+([.I24]*[.B$15]*[.M$15])+([.J24]*[.C$15])+([.K24]*[.D$15]))/100" office:value-type="float" office:value="82.3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formula="of:=(([.A25]*[.A$15])+([.B25]*[.B$15])+([.C25]*[.C$15])+([.D25]*[.D$15]))/100" office:value-type="float" office:value="78.05" calcext:value-type="float">
            <text:p>78</text:p>
          </table:table-cell>
          <table:table-cell table:style-name="ce8" table:formula="of:=(([.A25]*[.A$15])+([.B25]*[.B$15]*[.F$15])+([.C25]*[.C$15])+([.D25]*[.D$15]))/100" office:value-type="float" office:value="78.05" calcext:value-type="float">
            <text:p>78</text:p>
          </table:table-cell>
          <table:table-cell/>
          <table:table-cell table:formula="of:=[.A25]+[.H$15]" office:value-type="float" office:value="77" calcext:value-type="float">
            <text:p>77</text:p>
          </table:table-cell>
          <table:table-cell table:formula="of:=[.B25]+[.I$15]" office:value-type="float" office:value="78" calcext:value-type="float">
            <text:p>78</text:p>
          </table:table-cell>
          <table:table-cell table:formula="of:=[.C25]+[.J$15]" office:value-type="float" office:value="88" calcext:value-type="float">
            <text:p>88</text:p>
          </table:table-cell>
          <table:table-cell table:formula="of:=[.D25]+[.K$15]" office:value-type="float" office:value="70" calcext:value-type="float">
            <text:p>70</text:p>
          </table:table-cell>
          <table:table-cell table:style-name="ce8" table:formula="of:=(([.H25]*[.A$15])+([.I25]*[.B$15])+([.J25]*[.C$15])+([.K25]*[.D$15]))/100" office:value-type="float" office:value="78.05" calcext:value-type="float">
            <text:p>78</text:p>
          </table:table-cell>
          <table:table-cell table:style-name="ce8" table:formula="of:=(([.H25]*[.A$15])+([.I25]*[.B$15]*[.M$15])+([.J25]*[.C$15])+([.K25]*[.D$15]))/100" office:value-type="float" office:value="78.05" calcext:value-type="float">
            <text:p>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formula="of:=(([.A26]*[.A$15])+([.B26]*[.B$15])+([.C26]*[.C$15])+([.D26]*[.D$15]))/100" office:value-type="float" office:value="80.65" calcext:value-type="float">
            <text:p>81</text:p>
          </table:table-cell>
          <table:table-cell table:style-name="ce8" table:formula="of:=(([.A26]*[.A$15])+([.B26]*[.B$15]*[.F$15])+([.C26]*[.C$15])+([.D26]*[.D$15]))/100" office:value-type="float" office:value="80.65" calcext:value-type="float">
            <text:p>81</text:p>
          </table:table-cell>
          <table:table-cell/>
          <table:table-cell table:formula="of:=[.A26]+[.H$15]" office:value-type="float" office:value="86" calcext:value-type="float">
            <text:p>86</text:p>
          </table:table-cell>
          <table:table-cell table:formula="of:=[.B26]+[.I$15]" office:value-type="float" office:value="75" calcext:value-type="float">
            <text:p>75</text:p>
          </table:table-cell>
          <table:table-cell table:formula="of:=[.C26]+[.J$15]" office:value-type="float" office:value="89" calcext:value-type="float">
            <text:p>89</text:p>
          </table:table-cell>
          <table:table-cell table:formula="of:=[.D26]+[.K$15]" office:value-type="float" office:value="70" calcext:value-type="float">
            <text:p>70</text:p>
          </table:table-cell>
          <table:table-cell table:style-name="ce8" table:formula="of:=(([.H26]*[.A$15])+([.I26]*[.B$15])+([.J26]*[.C$15])+([.K26]*[.D$15]))/100" office:value-type="float" office:value="80.65" calcext:value-type="float">
            <text:p>81</text:p>
          </table:table-cell>
          <table:table-cell table:style-name="ce8" table:formula="of:=(([.H26]*[.A$15])+([.I26]*[.B$15]*[.M$15])+([.J26]*[.C$15])+([.K26]*[.D$15]))/100" office:value-type="float" office:value="80.65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(([.A27]*[.A$15])+([.B27]*[.B$15])+([.C27]*[.C$15])+([.D27]*[.D$15]))/100" office:value-type="float" office:value="78.95" calcext:value-type="float">
            <text:p>79</text:p>
          </table:table-cell>
          <table:table-cell table:style-name="ce8" table:formula="of:=(([.A27]*[.A$15])+([.B27]*[.B$15]*[.F$15])+([.C27]*[.C$15])+([.D27]*[.D$15]))/100" office:value-type="float" office:value="78.95" calcext:value-type="float">
            <text:p>79</text:p>
          </table:table-cell>
          <table:table-cell/>
          <table:table-cell table:formula="of:=[.A27]+[.H$15]" office:value-type="float" office:value="82" calcext:value-type="float">
            <text:p>82</text:p>
          </table:table-cell>
          <table:table-cell table:formula="of:=[.B27]+[.I$15]" office:value-type="float" office:value="73" calcext:value-type="float">
            <text:p>73</text:p>
          </table:table-cell>
          <table:table-cell table:formula="of:=[.C27]+[.J$15]" office:value-type="float" office:value="90" calcext:value-type="float">
            <text:p>90</text:p>
          </table:table-cell>
          <table:table-cell table:formula="of:=[.D27]+[.K$15]" office:value-type="float" office:value="70" calcext:value-type="float">
            <text:p>70</text:p>
          </table:table-cell>
          <table:table-cell table:style-name="ce8" table:formula="of:=(([.H27]*[.A$15])+([.I27]*[.B$15])+([.J27]*[.C$15])+([.K27]*[.D$15]))/100" office:value-type="float" office:value="78.95" calcext:value-type="float">
            <text:p>79</text:p>
          </table:table-cell>
          <table:table-cell table:style-name="ce8" table:formula="of:=(([.H27]*[.A$15])+([.I27]*[.B$15]*[.M$15])+([.J27]*[.C$15])+([.K27]*[.D$15]))/100" office:value-type="float" office:value="78.95" calcext:value-type="float">
            <text:p>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édia</text:p>
          </table:table-cell>
          <table:table-cell table:style-name="ce9" table:formula="of:=AVERAGE([.E17:.E27])" office:value-type="float" office:value="79.6681818181818" calcext:value-type="float">
            <text:p>79,67</text:p>
          </table:table-cell>
          <table:table-cell table:style-name="ce9" table:formula="of:=AVERAGE([.F17:.F27])" office:value-type="float" office:value="79.6681818181818" calcext:value-type="float">
            <text:p>79,67</text:p>
          </table:table-cell>
          <table:table-cell/>
          <table:table-cell table:style-name="ce9" table:number-columns-repeated="3"/>
          <table:table-cell office:value-type="string" calcext:value-type="string">
            <text:p>média</text:p>
          </table:table-cell>
          <table:table-cell table:style-name="ce9" table:formula="of:=AVERAGE([.L17:.L27])" office:value-type="float" office:value="80.1136363636364" calcext:value-type="float">
            <text:p>80,11</text:p>
          </table:table-cell>
          <table:table-cell table:style-name="ce9" table:formula="of:=AVERAGE([.M17:.M27])" office:value-type="float" office:value="80.1136363636364" calcext:value-type="float">
            <text:p>80,11</text:p>
          </table:table-cell>
        </table:table-row>
        <table:table-row table:style-name="ro1">
          <table:table-cell table:number-columns-repeated="4"/>
          <table:table-cell table:style-name="ce9"/>
          <table:table-cell/>
          <table:table-cell table:style-name="ce9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number-columns-repeated="7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édia</text:p>
          </table:table-cell>
          <table:table-cell table:style-name="ce9" table:formula="of:=AVERAGE([.E34:.E44])" office:value-type="string" office:string-value="" calcext:value-type="error">
            <text:p>#DIV/0!</text:p>
          </table:table-cell>
          <table:table-cell table:style-name="ce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9:54:38.6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0:02:25.571000000</meta:creation-date>
    <dc:date>2016-10-21T20:07:45.481000000</dc:date>
    <meta:editing-duration>PT1H16M46S</meta:editing-duration>
    <meta:editing-cycles>11</meta:editing-cycles>
    <meta:generator>LibreOffice/4.4.3.2$Windows_x86 LibreOffice_project/88805f81e9fe61362df02b9941de8e38a9b5fd16</meta:generator>
    <meta:document-statistic meta:table-count="1" meta:cell-count="203" meta:object-count="0"/>
  </office:meta>
</office:document-meta>
</file>